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officeooo:rsid="00088c49" officeooo:paragraph-rsid="00088c49" style:font-size-asian="10.5pt"/>
    </style:style>
    <style:style style:name="T1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rezione 1<text:span text:style-name="T1">o</text:span> compito in classe</text:p>
      <text:p text:style-name="P1"/>
      <text:p text:style-name="P1">1.) Nella lettera, un perito agrario racconta della sua ricchezza culturale acquisita tramite la lettura di vari libri. Col passare degli anni non aveva più posto per tutti i libri e la sua famiglia e ha deciso di comprare una casa. Così ha acceso un mutuo e si è rivolto alle agenzie immobiliari, che lo trattavano molto bene perché aveva dichiarato di poter spendere molto. Guardandosi le case proposte, ha notato che c’era una mancanza di libri e di bambini. Questo fatto lo ha reso molto triste perché oggigiorno la ricchezza materiale è diventata più importante di quella culturale.</text:p>
      <text:p text:style-name="P1"/>
      <text:p text:style-name="P1">2.) La gente di oggi è molto impegnata a 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0:59:13.590293960</meta:creation-date>
    <dc:date>2016-10-19T09:28:56.528081706</dc:date>
    <meta:editing-duration>PT1H30M11S</meta:editing-duration>
    <meta:editing-cycles>1</meta:editing-cycles>
    <meta:document-statistic meta:table-count="0" meta:image-count="0" meta:object-count="0" meta:page-count="1" meta:paragraph-count="4" meta:word-count="113" meta:character-count="660" meta:non-whitespace-character-count="548"/>
    <meta:generator>LibreOffice/5.1.4.2$Linux_X86_64 LibreOffice_project/10m0$Build-2</meta:generator>
  </office:meta>
</office:document-meta>
</file>